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51cm" svg:y1="7.35cm" svg:x2="17.51cm" svg:y2="8.62cm">
          <text:p/>
        </draw:line>
        <draw:line draw:style-name="gr1" draw:text-style-name="P1" draw:layer="layout" svg:x1="4.811cm" svg:y1="5.445cm" svg:x2="4.811cm" svg:y2="14.335cm">
          <text:p/>
        </draw:line>
        <draw:custom-shape draw:style-name="gr2" draw:text-style-name="P2" draw:layer="layout" svg:width="5.08cm" svg:height="1.905cm" svg:x="2.271cm" svg:y="3.54cm">
          <text:p text:style-name="P2"><text:span text:style-name="T1">Script 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61cm" svg:y1="5.445cm" svg:x2="11.161cm" svg:y2="14.335cm">
          <text:p/>
        </draw:line>
        <draw:custom-shape draw:style-name="gr2" draw:text-style-name="P2" draw:layer="layout" svg:width="5.08cm" svg:height="1.905cm" svg:x="8.621cm" svg:y="3.54cm">
          <text:p text:style-name="P2"><text:span text:style-name="T1">FSServ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461cm" svg:y1="5.445cm" svg:x2="17.51cm" svg:y2="7.35cm">
          <text:p/>
        </draw:line>
        <draw:custom-shape draw:style-name="gr2" draw:text-style-name="P2" draw:layer="layout" svg:width="5.08cm" svg:height="1.905cm" svg:x="14.921cm" svg:y="3.54cm">
          <text:p text:style-name="P2"><text:span text:style-name="T1">Scrip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4.176cm" svg:y="5.44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5cm" svg:y1="6.715cm" svg:x2="10.525cm" svg:y2="6.715cm">
          <text:p/>
        </draw:line>
        <draw:line draw:style-name="gr5" draw:text-style-name="P1" draw:layer="layout" svg:x1="10.525cm" svg:y1="7.985cm" svg:x2="5.445cm" svg:y2="7.985cm">
          <text:p/>
        </draw:line>
        <draw:custom-shape draw:style-name="gr4" draw:text-style-name="P1" draw:layer="layout" svg:width="1.27cm" svg:height="1.27cm" svg:x="4.175cm" svg:y="7.98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5cm" svg:y1="9.255cm" svg:x2="10.525cm" svg:y2="9.255cm">
          <text:p/>
        </draw:line>
        <draw:custom-shape draw:style-name="gr4" draw:text-style-name="P1" draw:layer="layout" svg:width="1.27cm" svg:height="3.81cm" svg:x="10.525cm" svg:y="6.71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4cm" svg:height="0.962cm" svg:x="5.445cm" svg:y="5.753cm">
          <draw:text-box>
            <text:p text:style-name="P3"><text:span text:style-name="T2">Lock</text:span></text:p>
          </draw:text-box>
        </draw:frame>
        <draw:frame draw:style-name="gr6" draw:text-style-name="P3" draw:layer="layout" svg:width="2.204cm" svg:height="0.962cm" svg:x="5.443cm" svg:y="7.023cm">
          <draw:text-box>
            <text:p text:style-name="P3"><text:span text:style-name="T2">Token</text:span></text:p>
          </draw:text-box>
        </draw:frame>
        <draw:frame draw:style-name="gr6" draw:text-style-name="P3" draw:layer="layout" svg:width="4.697cm" svg:height="0.962cm" svg:x="5.445cm" svg:y="8.293cm">
          <draw:text-box>
            <text:p text:style-name="P3"><text:span text:style-name="T2">Execute 1 cmd</text:span></text:p>
          </draw:text-box>
        </draw:frame>
        <draw:custom-shape draw:style-name="gr4" draw:text-style-name="P1" draw:layer="layout" svg:width="1.27cm" svg:height="1.27cm" svg:x="16.875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6.875cm" svg:y="8.6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875cm" svg:y1="7.35cm" svg:x2="11.795cm" svg:y2="7.35cm">
          <text:p/>
        </draw:line>
        <draw:line draw:style-name="gr5" draw:text-style-name="P1" draw:layer="layout" svg:x1="11.795cm" svg:y1="8.62cm" svg:x2="16.875cm" svg:y2="8.62cm">
          <text:p/>
        </draw:line>
        <draw:line draw:style-name="gr5" draw:text-style-name="P1" draw:layer="layout" svg:x1="10.525cm" svg:y1="10.525cm" svg:x2="5.445cm" svg:y2="10.525cm">
          <text:p/>
        </draw:line>
        <draw:custom-shape draw:style-name="gr4" draw:text-style-name="P1" draw:layer="layout" svg:width="1.27cm" svg:height="1.27cm" svg:x="4.175cm" svg:y="10.5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351cm" svg:height="0.962cm" svg:x="5.38cm" svg:y="9.563cm">
          <draw:text-box>
            <text:p text:style-name="P3"><text:span text:style-name="T2">Response</text:span></text:p>
          </draw:text-box>
        </draw:frame>
        <draw:frame draw:style-name="gr6" draw:text-style-name="P3" draw:layer="layout" svg:width="1.84cm" svg:height="0.962cm" svg:x="11.86cm" svg:y="6.388cm">
          <draw:text-box>
            <text:p text:style-name="P3"><text:span text:style-name="T2">Lock</text:span></text:p>
          </draw:text-box>
        </draw:frame>
        <draw:frame draw:style-name="gr6" draw:text-style-name="P3" draw:layer="layout" svg:width="5.011cm" svg:height="0.962cm" svg:x="11.795cm" svg:y="7.658cm">
          <draw:text-box>
            <text:p text:style-name="P3"><text:span text:style-name="T2">Server is locked</text:span></text:p>
          </draw:text-box>
        </draw:frame>
        <draw:line draw:style-name="gr3" draw:text-style-name="P1" draw:layer="layout" svg:x1="17.51cm" svg:y1="9.89cm" svg:x2="17.51cm" svg:y2="14.335cm">
          <text:p/>
        </draw:line>
        <draw:line draw:style-name="gr5" draw:text-style-name="P1" draw:layer="layout" svg:x1="5.445cm" svg:y1="11.795cm" svg:x2="10.525cm" svg:y2="11.795cm">
          <text:p/>
        </draw:line>
        <draw:frame draw:style-name="gr6" draw:text-style-name="P3" draw:layer="layout" svg:width="4.697cm" svg:height="0.962cm" svg:x="5.445cm" svg:y="10.833cm">
          <draw:text-box>
            <text:p text:style-name="P3"><text:span text:style-name="T2">Execute 2 cmd</text:span></text:p>
          </draw:text-box>
        </draw:frame>
        <draw:line draw:style-name="gr5" draw:text-style-name="P1" draw:layer="layout" svg:x1="10.525cm" svg:y1="13.065cm" svg:x2="5.445cm" svg:y2="13.065cm">
          <text:p/>
        </draw:line>
        <draw:frame draw:style-name="gr6" draw:text-style-name="P3" draw:layer="layout" svg:width="3.351cm" svg:height="0.962cm" svg:x="5.38cm" svg:y="12.103cm">
          <draw:text-box>
            <text:p text:style-name="P3"><text:span text:style-name="T2">Response</text:span></text:p>
          </draw:text-box>
        </draw:frame>
        <draw:custom-shape draw:style-name="gr4" draw:text-style-name="P1" draw:layer="layout" svg:width="1.27cm" svg:height="1.27cm" svg:x="10.525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4.175cm" svg:y="13.0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Nielsen</meta:initial-creator>
    <meta:creation-date>2010-06-24T11:02:28</meta:creation-date>
    <dc:date>2010-06-24T11:22:27</dc:date>
    <dc:creator>Kasper Nielsen</dc:creator>
    <meta:editing-duration>PT00H20M00S</meta:editing-duration>
    <meta:editing-cycles>2</meta:editing-cycles>
    <meta:generator>OpenOffice.org/3.2$Unix OpenOffice.org_project/320m12$Build-9483</meta:generator>
    <meta:document-statistic meta:object-count="32"/>
  </office:meta>
</office:document-meta>
</file>